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8" office:value-type="string" office:string-value="Order Change. Details">
            <text:p>Order Change. Details</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Change">
            <text:p>Purchase Order Chang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hanges to an existing Order.">
            <text:p>A document used to specify changes to an existing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Change. UBL Version Identifier. Identifier">
            <text:p>Order Change. UBL Vers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hange. Customization Identifier. Identifier">
            <text:p>Order Change. Customiza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Change. Profile Identifier. Identifier">
            <text:p>Order Change. Profile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Change. Profile Execution Identifier. Identifier">
            <text:p>Order Change. Profile Execu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Change. Identifier">
            <text:p>Order Change.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Change. Sales_ Order Identifier. Identifier">
            <text:p>Order Change. Sales_ Order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Change, assigned by the seller.">
            <text:p>An identifier for the Order Change,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hange. Copy_ Indicator. Indicator">
            <text:p>Order Change. Copy_ Indicator. Indicato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Change. UUID. Identifier">
            <text:p>Order Change. UUID.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Change. Issue Date. Date">
            <text:p>Order Change. Issue Date. Dat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Change. Issue Time. Time">
            <text:p>Order Change. Issue Time. Tim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9" office:value-type="string" office:string-value="Order Change. Sequence Number. Identifier">
            <text:p>Order Change. Sequence Numb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Sequence">
            <text:p>Sequence</text:p>
          </table:table-cell>
          <table:table-cell table:style-name="ce9" office:value-type="string" office:string-value="Number">
            <text:p>Number</text:p>
          </table:table-cell>
          <table:table-cell table:style-name="ce11" office:value-type="string" table:formula="of:=IF([.F13]&lt;&gt;&quot;&quot;;CONCATENATE([.F13];&quot; &quot;;[.G13]);[.G13])" office:string-value="Sequence Number">
            <text:p>Sequence Numb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Change. Note. Text">
            <text:p>Order Change. Not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Change. Requested Invoice_ Currency Code. Code">
            <text:p>Order Change. Requested Invoice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Change. Document_ Currency Code. Code">
            <text:p>Order Change. Document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Change. Pricing_ Currency Code. Code">
            <text:p>Order Change. Pricing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Change.">
            <text:p>A code signifying the currency that is used for all prices in the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Change. Tax_ Currency Code. Code">
            <text:p>Order Change. Tax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hange. Customer_ Reference. Text">
            <text:p>Order Change. Customer_ Referenc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transaction (e.g., CRI when using purchasing card).">
            <text:p>A supplementary reference for the transaction (e.g., CRI when using purchasing c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Change. Accounting Cost Code. Code">
            <text:p>Order Change. Accounting Cost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text:p>The buyer's accounting code, applied to the Order Chang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Change. Accounting Cost. Text">
            <text:p>Order Change. Accounting Cost.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expressed as text.">
            <text:p>The buyer's accounting code, applied to the Order Chang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Change. Line Count. Numeric">
            <text:p>Order Change. Line Count. Numeric</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Change lines in the document.">
            <text:p>The number of Order Chang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Change. Validity_ Period. Period">
            <text:p>Order Change. Validity_ Period. Period</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Order Change is valid.">
            <text:p>A period during which the Order Chang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Order Change. Order Reference">
            <text:p>Order Change. Order Referenc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reference to the Order being changed.">
            <text:p>A reference to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10" office:string-value="Order Change. Quotation_ Document Reference. Document Reference">
            <text:p>Order Change. Quotation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Change. Originator_ Document Reference. Document Reference">
            <text:p>Order Change. Originator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10" office:string-value="Order Change. Additional_ Document Reference. Document Reference">
            <text:p>Order Change. Additional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10" office:string-value="Order Change. Contract">
            <text:p>Order Change. Contract</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changed.">
            <text:p>A contract associated with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10" office:string-value="Order Change. Signature">
            <text:p>Order Change. Signatur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10" office:string-value="Order Change. Buyer_ Customer Party. Customer Party">
            <text:p>Order Change. Buye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10" office:string-value="Order Change. Seller_ Supplier Party. Supplier Party">
            <text:p>Order Change. Seller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1]"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10" office:string-value="Order Change. Originator_ Customer Party. Customer Party">
            <text:p>Order Change. Originato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10" office:string-value="Order Change. Freight Forwarder_ Party. Party">
            <text:p>Order Change. Freight Forwarder_ Party.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Order Change. Accounting_ Customer Party. Customer Party">
            <text:p>Order Change. Accounting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Order Change. Accounting_ Supplier Party. Supplier Party">
            <text:p>Order Change. Accounting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10" office:string-value="Order Change. Delivery">
            <text:p>Order Change. Delivery</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10" office:string-value="Order Change. Delivery Terms">
            <text:p>Order Change. Delivery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10" office:string-value="Order Change. Payment Means">
            <text:p>Order Change. Payment Mea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10" office:string-value="Order Change. Payment Terms">
            <text:p>Order Change. Payment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10" office:string-value="Order Change. Transaction Conditions">
            <text:p>Order Change. Transaction Conditio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Purchasing, sales, or payment conditions applying to the whole Order being changed.">
            <text:p>Purchasing, sales, or payment conditions applying to the whole Order being chang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10" office:string-value="Order Change. Allowance Charge">
            <text:p>Order Change. Allowance Charg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10" office:string-value="Order Change. Tax_ Exchange Rate. Exchange Rate">
            <text:p>Order Change. Tax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10" office:string-value="Order Change. Pricing_ Exchange Rate. Exchange Rate">
            <text:p>Order Change. Pricing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10" office:string-value="Order Change. Payment_ Exchange Rate. Exchange Rate">
            <text:p>Order Change. Payment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10" office:string-value="Order Change. Destination_ Country. Country">
            <text:p>Order Change. Destination_ Country. Countr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5]"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10" office:string-value="Order Change. Tax Total">
            <text:p>Order Change. Tax Total</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10" office:string-value="Order Change. Anticipated_ Monetary Total. Monetary Total">
            <text:p>Order Change. Anticipated_ Monetary Total. Monetary Total</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7]"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mount of change to the total cost of the order anticipated by the buyer.">
            <text:p>The amount of change to the total cost of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10" office:string-value="Order Change. Order Line">
            <text:p>Order Change. Order Lin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association to one or more (changed) Order Lines.">
            <text:p>An association to one or more (changed) Order Lin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